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14.786cm"/>
    </style:style>
    <style:style style:name="pr10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CC – MBA em Ciência de Dado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Henrique Cursino Vieir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ergunta de pesquis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tilizando o método PICo</text:p>
                <text:list>
                  <text:list-item>
                    <text:p>P – População, Paciente ou Problema</text:p>
                  </text:list-item>
                  <text:list-item>
                    <text:p>I – Interesse</text:p>
                  </text:list-item>
                  <text:list-item>
                    <text:p>Co – Contexto</text:p>
                  </text:list-item>
                </text:list>
              </text:list-item>
              <text:list-item>
                <text:p>Onde temos:</text:p>
                <text:list>
                  <text:list-item>
                    <text:p>P – Acurácia na categorização de patentes</text:p>
                  </text:list-item>
                  <text:list-item>
                    <text:p><text:span text:style-name="T1">I – Modelo de classificação baseado em arvore</text:span></text:p>
                  </text:list-item>
                  <text:list-item>
                    <text:p><text:span text:style-name="T1">Co – Aplicado a Agronom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user-transformed="true">
          <draw:text-box>
            <text:p>Qual a acurácia na categorização de patentes com o modelo de classificação baseado em arvore aplicado a Agronomia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vantamento dos termo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P – patentes</text:p>
              </text:list-item>
              <text:list-item>
                <text:p>I – arvore</text:p>
              </text:list-item>
              <text:list-item>
                <text:p>Co – agronomia</text:p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vantamento dos termo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P – patent</text:p>
              </text:list-item>
              <text:list-item>
                <text:p>I – random forest</text:p>
              </text:list-item>
              <text:list-item>
                <text:p>Co – agronomy</text:p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Elaboração da estratégia de busca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Patents AND “random forest” AND AGRONOM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23:05:32.289209113</meta:creation-date>
    <meta:editing-duration>PT37M6S</meta:editing-duration>
    <meta:editing-cycles>14</meta:editing-cycles>
    <meta:generator>LibreOffice/6.0.7.3$Linux_X86_64 LibreOffice_project/00m0$Build-3</meta:generator>
    <dc:title>Vivid</dc:title>
    <dc:date>2020-07-16T00:22:53.016726759</dc:date>
    <meta:document-statistic meta:object-count="63"/>
  </office:meta>
</office:document-meta>
</file>